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tformTest.assertPlatformParsesCorrectlyVariousVersionScheme( Map &lt; String , Boolean &gt; vers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latformTest.const_are_initialized_from_system_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latformTest.should_parse_open_jdk9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latformTest.should_warn_for_jv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